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3BD000019A3C66D4E28.svm"/>
  <manifest:file-entry manifest:media-type="" manifest:full-path="Pictures/20000007000066BD00000A8C5C87CE0B.svm"/>
  <manifest:file-entry manifest:media-type="" manifest:full-path="Pictures/2000000700002747000001DD9660AD16.svm"/>
  <manifest:file-entry manifest:media-type="" manifest:full-path="Pictures/2000000700001FBC000020C4FDCB8D5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FreeSans" svg:font-family="FreeSans" style:font-family-generic="roman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ormatoArchivoEntrada" style:family="table">
      <style:table-properties style:width="17.59cm" table:align="margins"/>
    </style:style>
    <style:style style:name="FormatoArchivoEntrada.A" style:family="table-column">
      <style:table-column-properties style:column-width="17.59cm" style:rel-column-width="65535*"/>
    </style:style>
    <style:style style:name="FormatoArchivoEntrada.A1" style:family="table-cell">
      <style:table-cell-properties fo:padding="0.097cm" fo:border="0.002cm solid #000000"/>
    </style:style>
    <style:style style:name="ArchivoEjemploEntrada" style:family="table">
      <style:table-properties style:width="17.59cm" table:align="margins"/>
    </style:style>
    <style:style style:name="ArchivoEjemploEntrada.A" style:family="table-column">
      <style:table-column-properties style:column-width="17.59cm" style:rel-column-width="65535*"/>
    </style:style>
    <style:style style:name="ArchivoEjemploEntrada.A1" style:family="table-cell">
      <style:table-cell-properties fo:padding="0.097cm" fo:border="0.002cm solid #000000"/>
    </style:style>
    <style:style style:name="P1" style:family="paragraph" style:parent-style-name="Text_20_body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333333" style:font-name="Times New Roman" fo:font-size="12pt" fo:letter-spacing="normal" fo:font-style="normal" fo:font-weight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color="#008080"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Text_20_body">
      <style:paragraph-properties fo:text-align="start" style:justify-single-word="false"/>
      <style:text-properties fo:color="#000000" style:font-name="Arial" fo:font-size="16pt" style:font-name-asian="Consolas" style:font-size-asian="16pt" style:font-name-complex="Consolas" style:font-size-complex="16pt"/>
    </style:style>
    <style:style style:name="P9" style:family="paragraph" style:parent-style-name="Text_20_body">
      <style:paragraph-properties fo:text-align="start" style:justify-single-word="false">
        <style:tab-stops>
          <style:tab-stop style:position="2.999cm"/>
        </style:tab-stops>
      </style:paragraph-properties>
      <style:text-properties fo:color="#000000" style:font-name="Consolas1" fo:font-size="14pt" style:font-name-asian="Consolas" style:font-size-asian="14pt" style:font-name-complex="Consolas" style:font-size-complex="14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4" style:family="paragraph" style:parent-style-name="Master1-Layout7-blank-En-blanco_7e_LT_7e_Untertitel">
      <style:paragraph-properties fo:text-align="center" style:justify-single-word="false"/>
      <style:text-properties fo:color="#000000" style:font-name="Times New Roman" fo:font-size="12pt" fo:letter-spacing="normal" fo:font-weight="normal" style:letter-kerning="false" style:font-size-asian="12pt" style:font-weight-asian="normal" style:font-size-complex="12pt" style:font-weight-complex="normal"/>
    </style:style>
    <style:style style:name="P15" style:family="paragraph" style:parent-style-name="Master1-Layout7-blank-En-blanco_7e_LT_7e_Untertitel">
      <style:paragraph-properties fo:margin-left="0.6cm" fo:margin-right="0cm" fo:margin-top="0cm" fo:margin-bottom="0cm" style:line-height-at-least="0.353cm" fo:text-align="center" style:justify-single-word="false" fo:text-indent="-0.6cm" style:auto-text-indent="false"/>
      <style:text-properties fo:color="#000000" style:font-name="Times New Roman" fo:font-size="12pt" fo:letter-spacing="normal" fo:font-weight="normal" style:letter-kerning="false" style:font-size-asian="12pt" style:font-weight-asian="normal" style:font-size-complex="12pt" style:font-weight-complex="normal"/>
    </style:style>
    <style:style style:name="P16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17" style:family="paragraph" style:parent-style-name="Table_20_Heading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Heading_20_1">
      <style:paragraph-properties fo:text-align="start" style:justify-single-word="false"/>
      <style:text-properties fo:color="#000000" style:font-name="Arial" fo:font-size="16pt" style:font-name-asian="Consolas" style:font-size-asian="16pt" style:font-name-complex="Consolas" style:font-size-complex="16pt"/>
    </style:style>
    <style:style style:name="P23" style:family="paragraph" style:parent-style-name="Text_20_body">
      <style:paragraph-properties fo:text-align="start" style:justify-single-word="false"/>
      <style:text-properties fo:color="#000000" style:font-name="Arial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25" style:family="paragraph" style:parent-style-name="Text_20_body">
      <style:paragraph-properties fo:text-align="center" style:justify-single-word="false"/>
      <style:text-properties fo:color="#008080" style:font-name="Consolas" fo:font-size="10pt" style:font-name-asian="Consolas" style:font-size-asian="10pt" style:font-name-complex="Consolas" style:font-size-complex="10pt"/>
    </style:style>
    <style:style style:name="P2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fo:color="#008080"/>
    </style:style>
    <style:style style:name="T2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3" style:family="text">
      <style:text-properties fo:color="#3f7f7f"/>
    </style:style>
    <style:style style:name="T4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5" style:family="text">
      <style:text-properties fo:color="#000000"/>
    </style:style>
    <style:style style:name="T6" style:family="text">
      <style:text-properties fo:color="#000000" style:font-name="Times New Roman"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AL TECNICO NORMALIZADOR EN TERCERA FORMA NORMAL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5">FABIO JULIAN BERNAL</text:p>
      <text:p text:style-name="P14">LUIS GUILLERMO CORREA</text:p>
      <text:p text:style-name="P1">CRISTHIAN LEONARDO TOLOSA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RUPO 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IVERSIDAD DISTRITAL FRANCISCO JOSÉ DE CALDAS</text:p>
      <text:p text:style-name="P1">ESPECIALIZACIÓN EN INGENIERÍA DE SOFTWARE</text:p>
      <text:p text:style-name="P1">FACULTAD DE INGENIERÍA</text:p>
      <text:p text:style-name="P1">BASES DE DATOS</text:p>
      <text:p text:style-name="P1">BOGOTÁ</text:p>
      <text:p text:style-name="P1">2014</text:p>
      <text:p text:style-name="P10"/>
      <text:p text:style-name="P10"/>
      <text:p text:style-name="P10"/>
      <text:p text:style-name="P10"/>
      <text:table-of-content text:style-name="Sect1" text:protected="true" text:name="Índice de contenido1">
        <text:table-of-content-source text:outline-level="10">
          <text:index-title-template text:style-name="Contents_20_Heading">Tabla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Tabla de Contenido</text:p>
          </text:index-title>
          <text:p text:style-name="P26">1. INTRODUCCION<text:tab/>3</text:p>
          <text:p text:style-name="P26">2. OBJETIVO<text:tab/>3</text:p>
          <text:p text:style-name="P26">3. PLATAFORMA TECNOLOGICA<text:tab/>3</text:p>
          <text:p text:style-name="P26">4. ESTRUCTURA DE CARPETAS<text:tab/>3</text:p>
          <text:p text:style-name="P26">5. ARCHIVOS DE ENTRADA<text:tab/>4</text:p>
          <text:p text:style-name="P26">6. EJECUCIÓN APLICACIÓN<text:tab/>7</text:p>
        </text:index-body>
      </text:table-of-content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1. INTRODUCCION</text:h>
      <text:p text:style-name="Text_20_body"/>
      <text:p text:style-name="Text_20_body">Este documento describe los requerimientos tecnologicos para construir y ejecutar la aplicación.</text:p>
      <text:p text:style-name="Text_20_body"/>
      <text:h text:style-name="Heading_20_1" text:outline-level="1">2. OBJETIVO</text:h>
      <text:p text:style-name="Text_20_body"/>
      <text:p text:style-name="Text_20_body">El objetivo de este documento es describir la plataforma tecnologica requerida para construir y ejecutar la aplicación software.</text:p>
      <text:p text:style-name="Text_20_body"/>
      <text:h text:style-name="Heading_20_1" text:outline-level="1">3. PLATAFORMA TECNOLOGICA</text:h>
      <text:p text:style-name="Text_20_body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7">Lenguaje</text:p>
            </table:table-cell>
            <table:table-cell table:style-name="Table1.B1" office:value-type="string">
              <text:p text:style-name="P16">Java</text:p>
            </table:table-cell>
          </table:table-row>
        </table:table-header-rows>
        <table:table-row>
          <table:table-cell table:style-name="Table1.A2" office:value-type="string">
            <text:p text:style-name="P18">JDK versión</text:p>
          </table:table-cell>
          <table:table-cell table:style-name="Table1.B2" office:value-type="string">
            <text:p text:style-name="P16">JDK 1.7 o superior</text:p>
          </table:table-cell>
        </table:table-row>
        <table:table-row>
          <table:table-cell table:style-name="Table1.A2" office:value-type="string">
            <text:p text:style-name="P18">IDE</text:p>
          </table:table-cell>
          <table:table-cell table:style-name="Table1.B2" office:value-type="string">
            <text:p text:style-name="P20">Eclipse</text:p>
          </table:table-cell>
        </table:table-row>
        <table:table-row>
          <table:table-cell table:style-name="Table1.A2" office:value-type="string">
            <text:p text:style-name="P18">SCM</text:p>
          </table:table-cell>
          <table:table-cell table:style-name="Table1.B2" office:value-type="string">
            <text:p text:style-name="P20">Git</text:p>
          </table:table-cell>
        </table:table-row>
      </table:table>
      <text:p text:style-name="Text_20_body"/>
      <text:p text:style-name="Text_20_body"/>
      <text:h text:style-name="Heading_20_1" text:outline-level="1">4. ESTRUCTURA DE CARPETAS</text:h>
      <text:p text:style-name="Text_20_body"/>
      <text:p text:style-name="Text_20_body"><draw:frame draw:style-name="fr1" draw:name="graphics1" text:anchor-type="paragraph" svg:y="0.508cm" svg:width="8.124cm" svg:height="8.387cm" draw:z-index="3"><draw:image xlink:href="Pictures/2000000700001FBC000020C4FDCB8D57.svm" xlink:type="simple" xlink:show="embed" xlink:actuate="onLoad"/></draw:frame>A continuación se describe la estructura de carpetas de la solución.</text:p>
      <text:p text:style-name="Text_20_body"/>
      <text:p text:style-name="P3"><text:soft-page-break/>Figura 1. Estructura de la solución.</text:p>
      <text:p text:style-name="P3"/>
      <text:p text:style-name="P5">La carpeta <text:span text:style-name="T7">src</text:span> contiene el código fuente de la solución, dentro de este nivel se encuentra la separación lógica de la aplicación que cuenta con los siguientes paquetes.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com.normalizador.entities</text:p>
          </table:table-cell>
          <table:table-cell table:style-name="Table2.B1" office:value-type="string">
            <text:p text:style-name="P21">Contiene las entidades</text:p>
          </table:table-cell>
        </table:table-row>
        <table:table-row>
          <table:table-cell table:style-name="Table2.A2" office:value-type="string">
            <text:p text:style-name="P19">com.normalizador.logic</text:p>
          </table:table-cell>
          <table:table-cell table:style-name="Table2.B2" office:value-type="string">
            <text:p text:style-name="P21">Contiene los componentes de lógica de negocio</text:p>
          </table:table-cell>
        </table:table-row>
        <table:table-row>
          <table:table-cell table:style-name="Table2.A2" office:value-type="string">
            <text:p text:style-name="P19">com.normalizador.ui</text:p>
          </table:table-cell>
          <table:table-cell table:style-name="Table2.B2" office:value-type="string">
            <text:p text:style-name="P21">Contiene los componentes de interfáz de usuario</text:p>
          </table:table-cell>
        </table:table-row>
        <table:table-row>
          <table:table-cell table:style-name="Table2.A2" office:value-type="string">
            <text:p text:style-name="P19">com.normalizador.util</text:p>
          </table:table-cell>
          <table:table-cell table:style-name="Table2.B2" office:value-type="string">
            <text:p text:style-name="P21">Contiene los componentes utilitarios</text:p>
          </table:table-cell>
        </table:table-row>
      </table:table>
      <text:p text:style-name="P5"/>
      <text:p text:style-name="P5">La carpeta <text:span text:style-name="T7">test </text:span><text:span text:style-name="T8">contiene el código que implementa las pruebas unitarias de la solución.</text:span></text:p>
      <text:p text:style-name="P5"><text:span text:style-name="T8">La carpeta </text:span><text:span text:style-name="T7">lib</text:span><text:span text:style-name="T8"> contiene las librerias externas utilizadas en la solución.</text:span></text:p>
      <text:p text:style-name="P6">La carpeta <text:span text:style-name="T7">dist </text:span>contiene el archivo ejecutable <text:span text:style-name="T7">normalizador.jar</text:span>.</text:p>
      <text:p text:style-name="P6"/>
      <text:h text:style-name="Heading_20_1" text:outline-level="1">5. ARCHIVOS DE ENTRADA</text:h>
      <text:p text:style-name="Text_20_body"/>
      <text:p text:style-name="Text_20_body">El normalizador en tercera forma normal utiliza archivos en formato XML para la entrada de datos. A continuación se describe el esquema XSD y un archivo de ejemplo XML.</text:p>
      <text:p text:style-name="Text_20_body"/>
      <table:table table:name="FormatoArchivoEntrada" table:style-name="FormatoArchivoEntrada">
        <table:table-column table:style-name="FormatoArchivoEntrada.A"/>
        <table:table-row>
          <table:table-cell table:style-name="FormatoArchivoEntrada.A1" office:value-type="string">
            <text:p text:style-name="P11"><text:span text:style-name="T1">&lt;xs:schema attributeFormDefault="unqualified" elementFormDefault="qualified" xmlns:xs="http://www.w3.org/2001/XMLSchema"&gt;<text:line-break/> <text:s/>&lt;xs:element name="root"&gt;<text:line-break/> <text:s text:c="3"/>&lt;xs:complexType&gt;<text:line-break/> <text:s text:c="5"/>&lt;xs:sequence&gt;<text:line-break/> <text:s text:c="7"/>&lt;xs:element name="attributes"&gt;<text:line-break/> <text:s text:c="9"/>&lt;xs:complexType&gt;<text:line-break/> <text:s text:c="11"/>&lt;xs:sequence&gt;<text:line-break/> <text:s text:c="13"/>&lt;xs:element type="xs:string" name="attribute" maxOccurs="unbounded" minOccurs="1"/&gt;<text:line-break/> <text:s text:c="11"/>&lt;/xs:sequence&gt;<text:line-break/> <text:s text:c="9"/>&lt;/xs:complexType&gt;<text:line-break/> <text:s text:c="7"/>&lt;/xs:element&gt;<text:line-break/> <text:s text:c="7"/>&lt;xs:element name="fds"&gt;<text:line-break/> <text:s text:c="9"/>&lt;xs:complexType&gt;<text:line-break/> <text:s text:c="11"/>&lt;xs:sequence&gt;<text:line-break/> <text:s text:c="13"/>&lt;xs:element name="fd" maxOccurs="unbounded" minOccurs="1"&gt;<text:line-break/> <text:s text:c="15"/>&lt;xs:complexType&gt;<text:line-break/> <text:s text:c="17"/>&lt;xs:sequence&gt;<text:line-break/> <text:s text:c="19"/>&lt;xs:element name="left"&gt;<text:line-break/> <text:s text:c="21"/>&lt;xs:complexType&gt;<text:line-break/> <text:s text:c="23"/>&lt;xs:sequence&gt;<text:line-break/> <text:s text:c="25"/>&lt;xs:element type="xs:string" name="attribute" maxOccurs="unbounded" minOccurs="1"/&gt;<text:line-break/> <text:s text:c="23"/>&lt;/xs:sequence&gt;<text:line-break/></text:span><text:soft-page-break/><text:span text:style-name="T1"> <text:s text:c="21"/>&lt;/xs:complexType&gt;<text:line-break/></text:span><text:span text:style-name="T1"> <text:s text:c="19"/>&lt;/xs:element&gt;<text:line-break/> <text:s text:c="19"/>&lt;xs:element name="right"&gt;<text:line-break/> <text:s text:c="21"/>&lt;xs:complexType&gt;<text:line-break/> <text:s text:c="23"/>&lt;xs:sequence&gt;<text:line-break/> <text:s text:c="25"/>&lt;xs:element type="xs:string" name="attribute" maxOccurs="unbounded" minOccurs="1"/&gt;<text:line-break/> <text:s text:c="23"/>&lt;/xs:sequence&gt;<text:line-break/> <text:s text:c="21"/>&lt;/xs:complexType&gt;<text:line-break/> <text:s text:c="19"/>&lt;/xs:element&gt;<text:line-break/> <text:s text:c="17"/>&lt;/xs:sequence&gt;<text:line-break/></text:span><text:span text:style-name="T1"> <text:s text:c="15"/>&lt;/xs:complexType&gt;<text:line-break/> <text:s text:c="13"/>&lt;/xs:element&gt;<text:line-break/> <text:s text:c="11"/>&lt;/xs:sequence&gt;<text:line-break/> <text:s text:c="9"/>&lt;/xs:complexType&gt;<text:line-break/> <text:s text:c="7"/>&lt;/xs:element&gt;<text:line-break/> <text:s text:c="5"/>&lt;/xs:sequence&gt;<text:line-break/> <text:s text:c="3"/>&lt;/xs:complexType&gt;<text:line-break/> <text:s/>&lt;/xs:element&gt;<text:line-break/>&lt;/xs:schema&gt;</text:span></text:p>
          </table:table-cell>
        </table:table-row>
      </table:table>
      <text:p text:style-name="P4"><text:span text:style-name="T6">Tabla 1. Esquema XSD archivo de entrada.</text:span><text:span text:style-name="T1"> </text:span></text:p>
      <text:p text:style-name="P7"/>
      <text:p text:style-name="P7"/>
      <table:table table:name="ArchivoEjemploEntrada" table:style-name="ArchivoEjemploEntrada">
        <table:table-column table:style-name="ArchivoEjemploEntrada.A"/>
        <table:table-row>
          <table:table-cell table:style-name="ArchivoEjemploEntrada.A1" office:value-type="string">
            <text:p text:style-name="P12"><text:span text:style-name="T1">&lt;</text:span><text:span text:style-name="T3">root</text:span><text:span text:style-name="T1">&gt;</text:span></text:p>
            <text:p text:style-name="P12"><text:span text:style-name="T5"><text:tab/></text:span><text:span text:style-name="T1">&lt;</text:span><text:span text:style-name="T3">attributes</text:span><text:span text:style-name="T1">&gt;</text:span></text:p>
            <text:p text:style-name="P12"><text:span text:style-name="T5"><text:tab/><text:tab/></text:span><text:span text:style-name="T1">&lt;</text:span><text:span text:style-name="T3">attribute</text:span><text:span text:style-name="T1">&gt;</text:span><text:span text:style-name="T5">A</text:span><text:span text:style-name="T1">&lt;/</text:span><text:span text:style-name="T3">attribute</text:span><text:span text:style-name="T1">&gt;</text:span></text:p>
            <text:p text:style-name="P12"><text:span text:style-name="T5"><text:tab/><text:tab/></text:span><text:span text:style-name="T1">&lt;</text:span><text:span text:style-name="T3">attribute</text:span><text:span text:style-name="T1">&gt;</text:span><text:span text:style-name="T5">B</text:span><text:span text:style-name="T1">&lt;/</text:span><text:span text:style-name="T3">attribute</text:span><text:span text:style-name="T1">&gt;</text:span></text:p>
            <text:p text:style-name="P12"><text:span text:style-name="T5"><text:tab/><text:tab/></text:span><text:span text:style-name="T1">&lt;</text:span><text:span text:style-name="T3">attribute</text:span><text:span text:style-name="T1">&gt;</text:span><text:span text:style-name="T5">C</text:span><text:span text:style-name="T1">&lt;/</text:span><text:span text:style-name="T3">attribute</text:span><text:span text:style-name="T1">&gt;</text:span></text:p>
            <text:p text:style-name="P12"><text:span text:style-name="T5"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12"><text:span text:style-name="T5"><text:tab/><text:tab/></text:span><text:span text:style-name="T1">&lt;</text:span><text:span text:style-name="T3">attribute</text:span><text:span text:style-name="T1">&gt;</text:span><text:span text:style-name="T5">E</text:span><text:span text:style-name="T1">&lt;/</text:span><text:span text:style-name="T3">attribute</text:span><text:span text:style-name="T1">&gt;</text:span></text:p>
            <text:p text:style-name="P12"><text:span text:style-name="T5"><text:tab/><text:tab/></text:span><text:span text:style-name="T1">&lt;</text:span><text:span text:style-name="T3">attribute</text:span><text:span text:style-name="T1">&gt;</text:span><text:span text:style-name="T5">F</text:span><text:span text:style-name="T1">&lt;/</text:span><text:span text:style-name="T3">attribute</text:span><text:span text:style-name="T1">&gt;</text:span></text:p>
            <text:p text:style-name="P12"><text:span text:style-name="T5"><text:tab/><text:tab/></text:span><text:span text:style-name="T1">&lt;</text:span><text:span text:style-name="T3">attribute</text:span><text:span text:style-name="T1">&gt;</text:span><text:span text:style-name="T5">G</text:span><text:span text:style-name="T1">&lt;/</text:span><text:span text:style-name="T3">attribute</text:span><text:span text:style-name="T1">&gt;</text:span></text:p>
            <text:p text:style-name="P12"><text:span text:style-name="T5"><text:tab/><text:tab/></text:span><text:span text:style-name="T1">&lt;</text:span><text:span text:style-name="T3">attribute</text:span><text:span text:style-name="T1">&gt;</text:span><text:span text:style-name="T5">I</text:span><text:span text:style-name="T1">&lt;/</text:span><text:span text:style-name="T3">attribute</text:span><text:span text:style-name="T1">&gt;</text:span></text:p>
            <text:p text:style-name="P12"><text:span text:style-name="T5"><text:tab/><text:tab/></text:span><text:span text:style-name="T1">&lt;</text:span><text:span text:style-name="T3">attribute</text:span><text:span text:style-name="T1">&gt;</text:span><text:span text:style-name="T5">J</text:span><text:span text:style-name="T1">&lt;/</text:span><text:span text:style-name="T3">attribute</text:span><text:span text:style-name="T1">&gt;</text:span></text:p>
            <text:p text:style-name="P12"><text:span text:style-name="T5"><text:tab/><text:tab/></text:span><text:span text:style-name="T1">&lt;</text:span><text:span text:style-name="T3">attribute</text:span><text:span text:style-name="T1">&gt;</text:span><text:span text:style-name="T5">K</text:span><text:span text:style-name="T1">&lt;/</text:span><text:span text:style-name="T3">attribute</text:span><text:span text:style-name="T1">&gt;</text:span></text:p>
            <text:p text:style-name="P12"><text:span text:style-name="T5"><text:tab/><text:tab/></text:span><text:span text:style-name="T1">&lt;</text:span><text:span text:style-name="T3">attribute</text:span><text:span text:style-name="T1">&gt;</text:span><text:span text:style-name="T5">L</text:span><text:span text:style-name="T1">&lt;/</text:span><text:span text:style-name="T3">attribute</text:span><text:span text:style-name="T1">&gt;</text:span></text:p>
            <text:p text:style-name="P12"><text:span text:style-name="T5"><text:tab/><text:tab/></text:span><text:span text:style-name="T1">&lt;</text:span><text:span text:style-name="T3">attribute</text:span><text:span text:style-name="T1">&gt;</text:span><text:span text:style-name="T5">M</text:span><text:span text:style-name="T1">&lt;/</text:span><text:span text:style-name="T3">attribute</text:span><text:span text:style-name="T1">&gt;</text:span></text:p>
            <text:p text:style-name="P12"><text:span text:style-name="T5"><text:tab/><text:tab/></text:span><text:span text:style-name="T1">&lt;</text:span><text:span text:style-name="T3">attribute</text:span><text:span text:style-name="T1">&gt;</text:span><text:span text:style-name="T5">N</text:span><text:span text:style-name="T1">&lt;/</text:span><text:span text:style-name="T3">attribute</text:span><text:span text:style-name="T1">&gt;</text:span></text:p>
            <text:p text:style-name="P12"><text:span text:style-name="T5"><text:tab/><text:tab/></text:span><text:span text:style-name="T1">&lt;</text:span><text:span text:style-name="T3">attribute</text:span><text:span text:style-name="T1">&gt;</text:span><text:span text:style-name="T5">P</text:span><text:span text:style-name="T1">&lt;/</text:span><text:span text:style-name="T3">attribute</text:span><text:span text:style-name="T1">&gt;</text:span></text:p>
            <text:p text:style-name="P12"><text:span text:style-name="T5"><text:tab/><text:tab/></text:span><text:span text:style-name="T1">&lt;</text:span><text:span text:style-name="T3">attribute</text:span><text:span text:style-name="T1">&gt;</text:span><text:span text:style-name="T5">Q</text:span><text:span text:style-name="T1">&lt;/</text:span><text:span text:style-name="T3">attribute</text:span><text:span text:style-name="T1">&gt;</text:span></text:p>
            <text:p text:style-name="P12"><text:span text:style-name="T5"><text:tab/><text:tab/></text:span><text:span text:style-name="T1">&lt;</text:span><text:span text:style-name="T3">attribute</text:span><text:span text:style-name="T1">&gt;</text:span><text:span text:style-name="T5">R</text:span><text:span text:style-name="T1">&lt;/</text:span><text:span text:style-name="T3">attribute</text:span><text:span text:style-name="T1">&gt;</text:span></text:p>
            <text:p text:style-name="P12"><text:span text:style-name="T5"><text:tab/><text:tab/></text:span><text:span text:style-name="T1">&lt;</text:span><text:span text:style-name="T3">attribute</text:span><text:span text:style-name="T1">&gt;</text:span><text:span text:style-name="T5">S</text:span><text:span text:style-name="T1">&lt;/</text:span><text:span text:style-name="T3">attribute</text:span><text:span text:style-name="T1">&gt;</text:span></text:p>
            <text:p text:style-name="P12"><text:span text:style-name="T5"><text:tab/><text:tab/></text:span><text:span text:style-name="T1">&lt;</text:span><text:span text:style-name="T3">attribute</text:span><text:span text:style-name="T1">&gt;</text:span><text:span text:style-name="T5">T</text:span><text:span text:style-name="T1">&lt;/</text:span><text:span text:style-name="T3">attribute</text:span><text:span text:style-name="T1">&gt;</text:span></text:p>
            <text:p text:style-name="P12"><text:span text:style-name="T5"><text:tab/></text:span><text:span text:style-name="T1">&lt;/</text:span><text:span text:style-name="T3">attributes</text:span><text:span text:style-name="T1">&gt;</text:span></text:p>
            <text:p text:style-name="P12"><text:span text:style-name="T5"><text:tab/></text:span><text:span text:style-name="T1">&lt;</text:span><text:span text:style-name="T3">fds</text:span><text:span text:style-name="T1">&gt;</text:span></text:p>
            <text:p text:style-name="P12"><text:span text:style-name="T5"><text:tab/><text:tab/></text:span><text:span text:style-name="T1">&lt;</text:span><text:span text:style-name="T3">fd</text:span><text:span text:style-name="T1">&gt;</text:span></text:p>
            <text:p text:style-name="P12"><text:span text:style-name="T5"><text:tab/><text:tab/><text:tab/></text:span><text:span text:style-name="T1">&lt;</text:span><text:span text:style-name="T3">left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A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B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/text:span><text:span text:style-name="T1">&lt;/</text:span><text:span text:style-name="T3">left</text:span><text:span text:style-name="T1">&gt;</text:span></text:p>
            <text:p text:style-name="P12"><text:span text:style-name="T5"><text:tab/><text:tab/><text:tab/></text:span><text:span text:style-name="T1">&lt;</text:span><text:span text:style-name="T3">right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C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/text:span><text:span text:style-name="T1">&lt;/</text:span><text:span text:style-name="T3">right</text:span><text:span text:style-name="T1">&gt;</text:span></text:p>
            <text:p text:style-name="P12"><text:span text:style-name="T5"><text:tab/><text:tab/></text:span><text:span text:style-name="T1">&lt;/</text:span><text:span text:style-name="T3">fd</text:span><text:span text:style-name="T1">&gt;</text:span></text:p>
            <text:p text:style-name="P12"><text:span text:style-name="T5"><text:tab/><text:tab/></text:span><text:span text:style-name="T1">&lt;</text:span><text:span text:style-name="T3">fd</text:span><text:span text:style-name="T1">&gt;</text:span></text:p>
            <text:p text:style-name="P12"><text:soft-page-break/><text:span text:style-name="T5"><text:tab/><text:tab/><text:tab/></text:span><text:span text:style-name="T1">&lt;</text:span><text:span text:style-name="T3">left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A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/text:span><text:span text:style-name="T1">&lt;/</text:span><text:span text:style-name="T3">left</text:span><text:span text:style-name="T1">&gt;</text:span></text:p>
            <text:p text:style-name="P12"><text:span text:style-name="T5"><text:tab/><text:tab/><text:tab/></text:span><text:span text:style-name="T1">&lt;</text:span><text:span text:style-name="T3">right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E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F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G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/text:span><text:span text:style-name="T1">&lt;/</text:span><text:span text:style-name="T3">right</text:span><text:span text:style-name="T1">&gt;</text:span></text:p>
            <text:p text:style-name="P12"><text:span text:style-name="T5"><text:tab/><text:tab/></text:span><text:span text:style-name="T1">&lt;/</text:span><text:span text:style-name="T3">fd</text:span><text:span text:style-name="T1">&gt;</text:span></text:p>
            <text:p text:style-name="P12"><text:span text:style-name="T5"><text:tab/><text:tab/></text:span><text:span text:style-name="T1">&lt;</text:span><text:span text:style-name="T3">fd</text:span><text:span text:style-name="T1">&gt;</text:span></text:p>
            <text:p text:style-name="P12"><text:span text:style-name="T5"><text:tab/><text:tab/><text:tab/></text:span><text:span text:style-name="T1">&lt;</text:span><text:span text:style-name="T3">left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E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/text:span><text:span text:style-name="T1">&lt;/</text:span><text:span text:style-name="T3">left</text:span><text:span text:style-name="T1">&gt;</text:span></text:p>
            <text:p text:style-name="P12"><text:span text:style-name="T5"><text:tab/><text:tab/><text:tab/></text:span><text:span text:style-name="T1">&lt;</text:span><text:span text:style-name="T3">right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G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/text:span><text:span text:style-name="T1">&lt;/</text:span><text:span text:style-name="T3">right</text:span><text:span text:style-name="T1">&gt;</text:span></text:p>
            <text:p text:style-name="P12"><text:span text:style-name="T5"><text:tab/><text:tab/></text:span><text:span text:style-name="T1">&lt;/</text:span><text:span text:style-name="T3">fd</text:span><text:span text:style-name="T1">&gt;</text:span></text:p>
            <text:p text:style-name="P12"><text:span text:style-name="T5"><text:tab/><text:tab/></text:span><text:span text:style-name="T1">&lt;</text:span><text:span text:style-name="T3">fd</text:span><text:span text:style-name="T1">&gt;</text:span></text:p>
            <text:p text:style-name="P12"><text:span text:style-name="T5"><text:tab/><text:tab/><text:tab/></text:span><text:span text:style-name="T1">&lt;</text:span><text:span text:style-name="T3">left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F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/text:span><text:span text:style-name="T1">&lt;/</text:span><text:span text:style-name="T3">left</text:span><text:span text:style-name="T1">&gt;</text:span></text:p>
            <text:p text:style-name="P12"><text:span text:style-name="T5"><text:tab/><text:tab/><text:tab/></text:span><text:span text:style-name="T1">&lt;</text:span><text:span text:style-name="T3">right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J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/text:span><text:span text:style-name="T1">&lt;/</text:span><text:span text:style-name="T3">right</text:span><text:span text:style-name="T1">&gt;</text:span></text:p>
            <text:p text:style-name="P12"><text:span text:style-name="T5"><text:tab/><text:tab/></text:span><text:span text:style-name="T1">&lt;/</text:span><text:span text:style-name="T3">fd</text:span><text:span text:style-name="T1">&gt;</text:span></text:p>
            <text:p text:style-name="P12"><text:span text:style-name="T5"><text:tab/><text:tab/></text:span><text:span text:style-name="T1">&lt;</text:span><text:span text:style-name="T3">fd</text:span><text:span text:style-name="T1">&gt;</text:span></text:p>
            <text:p text:style-name="P12"><text:span text:style-name="T5"><text:tab/><text:tab/><text:tab/></text:span><text:span text:style-name="T1">&lt;</text:span><text:span text:style-name="T3">left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G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/text:span><text:span text:style-name="T1">&lt;/</text:span><text:span text:style-name="T3">left</text:span><text:span text:style-name="T1">&gt;</text:span></text:p>
            <text:p text:style-name="P12"><text:span text:style-name="T5"><text:tab/><text:tab/><text:tab/></text:span><text:span text:style-name="T1">&lt;</text:span><text:span text:style-name="T3">right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I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/text:span><text:span text:style-name="T1">&lt;/</text:span><text:span text:style-name="T3">right</text:span><text:span text:style-name="T1">&gt;</text:span></text:p>
            <text:p text:style-name="P12"><text:span text:style-name="T5"><text:tab/><text:tab/></text:span><text:span text:style-name="T1">&lt;/</text:span><text:span text:style-name="T3">fd</text:span><text:span text:style-name="T1">&gt;</text:span></text:p>
            <text:p text:style-name="P12"><text:span text:style-name="T5"><text:tab/><text:tab/></text:span><text:span text:style-name="T1">&lt;</text:span><text:span text:style-name="T3">fd</text:span><text:span text:style-name="T1">&gt;</text:span></text:p>
            <text:p text:style-name="P12"><text:span text:style-name="T5"><text:tab/><text:tab/><text:tab/></text:span><text:span text:style-name="T1">&lt;</text:span><text:span text:style-name="T3">left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M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/text:span><text:span text:style-name="T1">&lt;/</text:span><text:span text:style-name="T3">left</text:span><text:span text:style-name="T1">&gt;</text:span></text:p>
            <text:p text:style-name="P12"><text:span text:style-name="T5"><text:tab/><text:tab/><text:tab/></text:span><text:span text:style-name="T1">&lt;</text:span><text:span text:style-name="T3">right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N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P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/text:span><text:span text:style-name="T1">&lt;/</text:span><text:span text:style-name="T3">right</text:span><text:span text:style-name="T1">&gt;</text:span></text:p>
            <text:p text:style-name="P12"><text:span text:style-name="T5"><text:tab/><text:tab/></text:span><text:span text:style-name="T1">&lt;/</text:span><text:span text:style-name="T3">fd</text:span><text:span text:style-name="T1">&gt;</text:span></text:p>
            <text:p text:style-name="P12"><text:span text:style-name="T5"><text:tab/><text:tab/></text:span><text:span text:style-name="T1">&lt;</text:span><text:span text:style-name="T3">fd</text:span><text:span text:style-name="T1">&gt;</text:span></text:p>
            <text:p text:style-name="P12"><text:span text:style-name="T5"><text:tab/><text:tab/><text:tab/></text:span><text:span text:style-name="T1">&lt;</text:span><text:span text:style-name="T3">left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/text:span><text:span text:style-name="T1">&lt;/</text:span><text:span text:style-name="T3">left</text:span><text:span text:style-name="T1">&gt;</text:span></text:p>
            <text:p text:style-name="P12"><text:span text:style-name="T5"><text:tab/><text:tab/><text:tab/></text:span><text:span text:style-name="T1">&lt;</text:span><text:span text:style-name="T3">right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M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/text:span><text:span text:style-name="T1">&lt;/</text:span><text:span text:style-name="T3">right</text:span><text:span text:style-name="T1">&gt;</text:span></text:p>
            <text:p text:style-name="P12"><text:span text:style-name="T5"><text:tab/><text:tab/></text:span><text:span text:style-name="T1">&lt;/</text:span><text:span text:style-name="T3">fd</text:span><text:span text:style-name="T1">&gt;</text:span></text:p>
            <text:p text:style-name="P12"><text:span text:style-name="T5"><text:tab/><text:tab/></text:span><text:span text:style-name="T1">&lt;</text:span><text:span text:style-name="T3">fd</text:span><text:span text:style-name="T1">&gt;</text:span></text:p>
            <text:p text:style-name="P12"><text:span text:style-name="T5"><text:tab/><text:tab/><text:tab/></text:span><text:span text:style-name="T1">&lt;</text:span><text:span text:style-name="T3">left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L</text:span><text:span text:style-name="T1">&lt;/</text:span><text:span text:style-name="T3">attribute</text:span><text:span text:style-name="T1">&gt;</text:span></text:p>
            <text:p text:style-name="P12"><text:soft-page-break/><text:span text:style-name="T5"><text:tab/><text:tab/><text:tab/></text:span><text:span text:style-name="T1">&lt;/</text:span><text:span text:style-name="T3">left</text:span><text:span text:style-name="T1">&gt;</text:span></text:p>
            <text:p text:style-name="P12"><text:span text:style-name="T5"><text:tab/><text:tab/><text:tab/></text:span><text:span text:style-name="T1">&lt;</text:span><text:span text:style-name="T3">right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/text:span><text:span text:style-name="T1">&lt;/</text:span><text:span text:style-name="T3">right</text:span><text:span text:style-name="T1">&gt;</text:span></text:p>
            <text:p text:style-name="P12"><text:span text:style-name="T5"><text:tab/><text:tab/></text:span><text:span text:style-name="T1">&lt;/</text:span><text:span text:style-name="T3">fd</text:span><text:span text:style-name="T1">&gt;</text:span></text:p>
            <text:p text:style-name="P12"><text:span text:style-name="T5"><text:tab/><text:tab/></text:span><text:span text:style-name="T1">&lt;</text:span><text:span text:style-name="T3">fd</text:span><text:span text:style-name="T1">&gt;</text:span></text:p>
            <text:p text:style-name="P12"><text:span text:style-name="T5"><text:tab/><text:tab/><text:tab/></text:span><text:span text:style-name="T1">&lt;</text:span><text:span text:style-name="T3">left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P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R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/text:span><text:span text:style-name="T1">&lt;/</text:span><text:span text:style-name="T3">left</text:span><text:span text:style-name="T1">&gt;</text:span></text:p>
            <text:p text:style-name="P12"><text:span text:style-name="T5"><text:tab/><text:tab/><text:tab/></text:span><text:span text:style-name="T1">&lt;</text:span><text:span text:style-name="T3">right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S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/text:span><text:span text:style-name="T1">&lt;/</text:span><text:span text:style-name="T3">right</text:span><text:span text:style-name="T1">&gt;</text:span></text:p>
            <text:p text:style-name="P12"><text:span text:style-name="T5"><text:tab/><text:tab/></text:span><text:span text:style-name="T1">&lt;/</text:span><text:span text:style-name="T3">fd</text:span><text:span text:style-name="T1">&gt;</text:span></text:p>
            <text:p text:style-name="P12"><text:span text:style-name="T5"><text:tab/><text:tab/></text:span><text:span text:style-name="T1">&lt;</text:span><text:span text:style-name="T3">fd</text:span><text:span text:style-name="T1">&gt;</text:span></text:p>
            <text:p text:style-name="P12"><text:span text:style-name="T5"><text:tab/><text:tab/><text:tab/></text:span><text:span text:style-name="T1">&lt;</text:span><text:span text:style-name="T3">left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P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Q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R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/text:span><text:span text:style-name="T1">&lt;/</text:span><text:span text:style-name="T3">left</text:span><text:span text:style-name="T1">&gt;</text:span></text:p>
            <text:p text:style-name="P12"><text:span text:style-name="T5"><text:tab/><text:tab/><text:tab/></text:span><text:span text:style-name="T1">&lt;</text:span><text:span text:style-name="T3">right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S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T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/text:span><text:span text:style-name="T1">&lt;/</text:span><text:span text:style-name="T3">right</text:span><text:span text:style-name="T1">&gt;</text:span></text:p>
            <text:p text:style-name="P12"><text:span text:style-name="T5"><text:tab/><text:tab/></text:span><text:span text:style-name="T1">&lt;/</text:span><text:span text:style-name="T3">fd</text:span><text:span text:style-name="T1">&gt;</text:span></text:p>
            <text:p text:style-name="P12"><text:span text:style-name="T5"><text:tab/><text:tab/></text:span><text:span text:style-name="T1">&lt;</text:span><text:span text:style-name="T3">fd</text:span><text:span text:style-name="T1">&gt;</text:span></text:p>
            <text:p text:style-name="P12"><text:span text:style-name="T5"><text:tab/><text:tab/><text:tab/></text:span><text:span text:style-name="T1">&lt;</text:span><text:span text:style-name="T3">left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D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/text:span><text:span text:style-name="T1">&lt;/</text:span><text:span text:style-name="T3">left</text:span><text:span text:style-name="T1">&gt;</text:span></text:p>
            <text:p text:style-name="P12"><text:span text:style-name="T5"><text:tab/><text:tab/><text:tab/></text:span><text:span text:style-name="T1">&lt;</text:span><text:span text:style-name="T3">right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K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text:tab/></text:span><text:span text:style-name="T1">&lt;</text:span><text:span text:style-name="T3">attribute</text:span><text:span text:style-name="T1">&gt;</text:span><text:span text:style-name="T5">L</text:span><text:span text:style-name="T1">&lt;/</text:span><text:span text:style-name="T3">attribute</text:span><text:span text:style-name="T1">&gt;</text:span></text:p>
            <text:p text:style-name="P12"><text:span text:style-name="T5"><text:tab/><text:tab/><text:tab/></text:span><text:span text:style-name="T1">&lt;/</text:span><text:span text:style-name="T3">right</text:span><text:span text:style-name="T1">&gt;</text:span></text:p>
            <text:p text:style-name="P12"><text:span text:style-name="T5"><text:tab/><text:tab/></text:span><text:span text:style-name="T1">&lt;/</text:span><text:span text:style-name="T3">fd</text:span><text:span text:style-name="T1">&gt;</text:span></text:p>
            <text:p text:style-name="P12"><text:span text:style-name="T5"><text:tab/></text:span><text:span text:style-name="T1">&lt;/</text:span><text:span text:style-name="T3">fds</text:span><text:span text:style-name="T1">&gt;</text:span></text:p>
            <text:p text:style-name="P13"><text:span text:style-name="T2">&lt;/</text:span><text:span text:style-name="T4">root</text:span><text:span text:style-name="T2">&gt;</text:span></text:p>
          </table:table-cell>
        </table:table-row>
      </table:table>
      <text:p text:style-name="P4"><text:span text:style-name="T6">Tabla 2. Archivo XML de entrada de ejemplo.</text:span><text:span text:style-name="T1"> </text:span></text:p>
      <text:p text:style-name="P7"/>
      <text:h text:style-name="P22" text:outline-level="1">6. EJECUCIÓN APLICACIÓN</text:h>
      <text:p text:style-name="P8"/>
      <text:p text:style-name="P8">Para ejecutar la aplicación es necesario tener instalado Java Runtime Enviroment.</text:p>
      <text:p text:style-name="P8"/>
      <text:p text:style-name="P8">Los ejemplos aquí mostrados se basan en una máquina con sistema operativo Windows pero puede ser fácilmente extrapolado a cualquier sistema operativo con JRE instalado.</text:p>
      <text:p text:style-name="P8"/>
      <text:p text:style-name="P8"><text:soft-page-break/>Abra una consola de comandos, cambie el directorio a la carpeta <text:span text:style-name="T7">dist </text:span><text:span text:style-name="T8">de esta solución.</text:span></text:p>
      <text:p text:style-name="P23"><draw:frame draw:style-name="fr2" draw:name="graphics3" text:anchor-type="paragraph" svg:width="17.59cm" svg:height="1.804cm" draw:z-index="0"><draw:image xlink:href="Pictures/20000007000066BD00000A8C5C87CE0B.svm" xlink:type="simple" xlink:show="embed" xlink:actuate="onLoad"/></draw:frame></text:p>
      <text:p text:style-name="P8">Lanze el siguiente comando para ejecutar la aplicación: </text:p>
      <text:p text:style-name="P9">java -jar normalizador rutaArchivoXmlEntrada.xml</text:p>
      <text:p text:style-name="P8">Reemplace rutaArchivoXmlEntrada.xml con la ruta relativa o absoluta de su archivo xml de entrada.</text:p>
      <text:p text:style-name="P8"><draw:frame draw:style-name="fr3" draw:name="graphics4" text:anchor-type="paragraph" svg:width="11.026cm" svg:height="0.704cm" draw:z-index="1"><draw:image xlink:href="Pictures/2000000700002747000001DD9660AD16.svm" xlink:type="simple" xlink:show="embed" xlink:actuate="onLoad"/></draw:frame><text:line-break/>La aplicación implementa paso a paso el algoritmo de Bernstein para realizar la normalización en tercera forma normal, como se muestra a continuación.</text:p>
      <text:p text:style-name="P8"><draw:frame draw:style-name="fr2" draw:name="graphics5" text:anchor-type="paragraph" svg:width="17.59cm" svg:height="4.521cm" draw:z-index="2"><draw:image xlink:href="Pictures/20000007000063BD000019A3C66D4E28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FreeSans" svg:font-family="FreeSans" style:font-family-generic="roman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Master1-Layout7-blank-En-blanco_7e_LT_7e_Untertitel" style:display-name="Master1-Layout7-blank-En-blanco~LT~Untertitel" style:family="paragraph" style:default-outline-level="">
      <style:paragraph-properties fo:margin-left="0cm" fo:margin-right="0cm" fo:margin-top="0cm" fo:margin-bottom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font-name="Free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iberation Sans" style:font-size-complex="12pt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IS GUILLERMO CORREA GUTIERREZ</meta:initial-creator>
    <meta:creation-date>2014-09-28T12:58:39.08</meta:creation-date>
    <dc:date>2014-09-29T08:57:50.64</dc:date>
    <dc:creator>LUIS GUILLERMO CORREA GUTIERREZ</dc:creator>
    <meta:editing-duration>PT1H10M6S</meta:editing-duration>
    <meta:editing-cycles>20</meta:editing-cycles>
    <meta:generator>OpenOffice/4.1.1$Win32 OpenOffice.org_project/411m6$Build-9775</meta:generator>
    <meta:document-statistic meta:table-count="4" meta:image-count="4" meta:object-count="0" meta:page-count="8" meta:paragraph-count="184" meta:word-count="560" meta:character-count="6181"/>
  </office:meta>
</office:document-meta>
</file>